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600000438132878AA6833C060.png" manifest:media-type="image/png"/>
  <manifest:file-entry manifest:full-path="Pictures/1000000000000CD6000004385BF0FF366BC959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c46" officeooo:paragraph-rsid="000e7aa3" fo:background-color="#ffff00"/>
    </style:style>
    <style:style style:name="P2" style:family="paragraph" style:parent-style-name="Standard">
      <style:text-properties officeooo:rsid="00147c46" officeooo:paragraph-rsid="000f7726" fo:background-color="#ffff00"/>
    </style:style>
    <style:style style:name="P3" style:family="paragraph" style:parent-style-name="Standard">
      <style:text-properties officeooo:rsid="000f7726" officeooo:paragraph-rsid="000f7726" fo:background-color="#ffff00"/>
    </style:style>
    <style:style style:name="P4" style:family="paragraph" style:parent-style-name="Standard">
      <style:text-properties officeooo:rsid="00100c68" officeooo:paragraph-rsid="00100c68" fo:background-color="#ffff00"/>
    </style:style>
    <style:style style:name="P5" style:family="paragraph" style:parent-style-name="Standard">
      <style:text-properties officeooo:rsid="00151b66" officeooo:paragraph-rsid="00151b66" fo:background-color="#ffff00"/>
    </style:style>
    <style:style style:name="P6" style:family="paragraph" style:parent-style-name="Standard">
      <style:text-properties officeooo:rsid="00151b66" officeooo:paragraph-rsid="00100c68" fo:background-color="#ffff00"/>
    </style:style>
    <style:style style:name="P7" style:family="paragraph" style:parent-style-name="Standard">
      <style:text-properties officeooo:rsid="00100c68" officeooo:paragraph-rsid="000f7726" fo:background-color="#ffff00"/>
    </style:style>
    <style:style style:name="P8" style:family="paragraph" style:parent-style-name="Standard">
      <style:text-properties officeooo:rsid="00168156" officeooo:paragraph-rsid="00168156" fo:background-color="#ffff00"/>
    </style:style>
    <style:style style:name="P9" style:family="paragraph" style:parent-style-name="Standard">
      <style:text-properties officeooo:rsid="000f7726" officeooo:paragraph-rsid="000f7726" fo:background-color="#ffff00"/>
    </style:style>
    <style:style style:name="P10" style:family="paragraph" style:parent-style-name="Standard">
      <style:text-properties officeooo:rsid="00173543" officeooo:paragraph-rsid="00173543" fo:background-color="#ffff00"/>
    </style:style>
    <style:style style:name="T1" style:family="text">
      <style:text-properties officeooo:rsid="000e7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04cm, 36.326cm, 14.769cm, 9.0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03cm, 44.364cm, 15.97cm, 16.93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ebhook</text:p>
      <text:p text:style-name="P1"><draw:frame draw:style-name="fr2" draw:name="Image1" text:anchor-type="char" svg:x="0.062cm" svg:y="0.215cm" svg:width="5.015cm" svg:height="1.134cm" draw:z-index="0"><draw:image xlink:href="Pictures/1000000000000CD600000438132878AA6833C060.png" xlink:type="simple" xlink:show="embed" xlink:actuate="onLoad" draw:mime-type="image/png"/></draw:frame></text:p>
      <text:p text:style-name="P3"/>
      <text:p text:style-name="P3"/>
      <text:p text:style-name="P3"><draw:frame draw:style-name="fr1" draw:name="Image2" text:anchor-type="char" svg:x="0.108cm" svg:y="0.035cm" svg:width="8.124cm" svg:height="1.603cm" draw:z-index="1"><draw:image xlink:href="Pictures/1000000000000CD6000004385BF0FF366BC959E2.png" xlink:type="simple" xlink:show="embed" xlink:actuate="onLoad" draw:mime-type="image/png"/></draw:frame></text:p>
      <text:p text:style-name="P3"/>
      <text:p text:style-name="P3"/>
      <text:p text:style-name="P1"/>
      <text:p text:style-name="P10">gsgsgs</text:p>
      <text:p text:style-name="P1"/>
      <text:p text:style-name="P2"/>
      <text:p text:style-name="P2"/>
      <text:p text:style-name="P2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03:20.476000000</meta:creation-date>
    <dc:date>2021-09-28T15:27:18</dc:date>
    <meta:editing-duration>PT39M52S</meta:editing-duration>
    <meta:editing-cycles>9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2" meta:word-count="2" meta:character-count="13" meta:non-whitespace-character-count="13"/>
  </office:meta>
</office:document-meta>
</file>